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draw:fill="solid" draw:fill-color="#99ccff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000000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color="#ffffff"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.32cm" svg:height="8.509cm" svg:x="1.254cm" svg:y="1.127cm">
          <text:p/>
        </draw:rect>
        <draw:rect draw:style-name="gr2" draw:text-style-name="P2" xml:id="id2" draw:id="id2" draw:layer="layout" svg:width="2.794cm" svg:height="1.651cm" svg:x="1.889cm" svg:y="2.905cm">
          <text:p text:style-name="P1"><text:span text:style-name="T1">Idle</text:span></text:p>
        </draw:rect>
        <draw:rect draw:style-name="gr2" draw:text-style-name="P2" xml:id="id5" draw:id="id5" draw:layer="layout" svg:width="2.794cm" svg:height="1.651cm" svg:x="16.627cm" svg:y="2.905cm">
          <text:p text:style-name="P1"><text:span text:style-name="T1">Break</text:span></text:p>
        </draw:rect>
        <draw:line draw:style-name="gr3" draw:text-style-name="P1" draw:layer="layout" svg:x1="4.683cm" svg:y1="3.286cm" svg:x2="16.621cm" svg:y2="3.286cm">
          <text:p/>
        </draw:line>
        <draw:line draw:style-name="gr3" draw:text-style-name="P1" draw:layer="layout" svg:x1="16.621cm" svg:y1="4.302cm" svg:x2="4.683cm" svg:y2="4.302cm">
          <text:p/>
        </draw:line>
        <draw:circle draw:style-name="gr4" draw:text-style-name="P1" xml:id="id1" draw:id="id1" draw:layer="layout" svg:width="0.508cm" svg:height="0.508cm" svg:x="2.143cm" svg:y="1.254cm">
          <text:p/>
        </draw:circle>
        <draw:frame draw:style-name="gr5" draw:text-style-name="P3" draw:layer="layout" svg:width="3.048cm" svg:height="1.199cm" svg:x="3.159cm" svg:y="1.508cm">
          <draw:text-box>
            <text:p><text:span text:style-name="T2">inicialización</text:span></text:p>
          </draw:text-box>
        </draw:frame>
        <draw:frame draw:style-name="gr6" draw:text-style-name="P3" draw:layer="layout" svg:width="4.191cm" svg:height="0.725cm" svg:x="8.404cm" svg:y="2.688cm">
          <draw:text-box>
            <text:p><text:span text:style-name="T2">Break detectado</text:span></text:p>
          </draw:text-box>
        </draw:frame>
        <draw:frame draw:style-name="gr5" draw:text-style-name="P4" draw:layer="layout" svg:width="4.318cm" svg:height="1.199cm" svg:x="8.15cm" svg:y="3.667cm">
          <draw:text-box>
            <text:p><text:span text:style-name="T2">Start Code inválido</text:span></text:p>
          </draw:text-box>
        </draw:frame>
        <draw:connector draw:style-name="gr3" draw:text-style-name="P1" draw:layer="layout" draw:type="curve" svg:x1="2.651cm" svg:y1="1.508cm" svg:x2="3.286cm" svg:y2="2.905cm" draw:start-shape="id1" draw:start-glue-point="1" draw:end-shape="id2" draw:end-glue-point="0" svg:d="M2651 1508c424 0 635 465 635 1397">
          <text:p/>
        </draw:connector>
        <draw:rect draw:style-name="gr2" draw:text-style-name="P2" xml:id="id3" draw:id="id3" draw:layer="layout" svg:width="2.794cm" svg:height="1.651cm" svg:x="16.627cm" svg:y="7.806cm">
          <text:p text:style-name="P1"><text:span text:style-name="T1">Espera </text:span></text:p>
          <text:p text:style-name="P1"><text:span text:style-name="T1">datos</text:span></text:p>
        </draw:rect>
        <draw:rect draw:style-name="gr2" draw:text-style-name="P2" xml:id="id4" draw:id="id4" draw:layer="layout" svg:width="2.794cm" svg:height="1.651cm" svg:x="8.787cm" svg:y="7.807cm">
          <text:p text:style-name="P1"><text:span text:style-name="T1">Lectura </text:span></text:p>
          <text:p text:style-name="P1"><text:span text:style-name="T1">datos</text:span></text:p>
        </draw:rect>
        <draw:connector draw:style-name="gr3" draw:text-style-name="P1" draw:layer="layout" svg:x1="16.627cm" svg:y1="8.631cm" svg:x2="11.581cm" svg:y2="8.632cm" draw:start-shape="id3" draw:start-glue-point="3" draw:end-shape="id4" draw:end-glue-point="1" svg:d="M16627 8631h-2523v1h-2523">
          <text:p/>
        </draw:connector>
        <draw:connector draw:style-name="gr3" draw:text-style-name="P1" draw:layer="layout" svg:x1="18.024cm" svg:y1="4.556cm" svg:x2="18.024cm" svg:y2="7.806cm" draw:start-shape="id5" draw:start-glue-point="2" draw:end-shape="id3" draw:end-glue-point="0" svg:d="M18024 4556v3250">
          <text:p/>
        </draw:connector>
        <draw:frame draw:style-name="gr5" draw:text-style-name="P3" draw:layer="layout" svg:width="3.804cm" svg:height="1.199cm" svg:x="18.024cm" svg:y="5.77cm">
          <draw:text-box>
            <text:p><text:span text:style-name="T2">Start Code válido</text:span></text:p>
          </draw:text-box>
        </draw:frame>
        <draw:frame draw:style-name="gr5" draw:text-style-name="P3" draw:layer="layout" svg:width="6.35cm" svg:height="1.199cm" svg:x="12.049cm" svg:y="8.056cm">
          <draw:text-box>
            <text:p><text:span text:style-name="T2">Canal inicial recibido</text:span></text:p>
          </draw:text-box>
        </draw:frame>
        <draw:frame draw:style-name="gr7" draw:layer="layout" svg:width="0.502cm" svg:height="1.204cm" svg:x="10.017cm" svg:y="6.461cm">
          <draw:text-box>
            <text:p/>
          </draw:text-box>
        </draw:frame>
        <draw:frame draw:style-name="gr5" draw:text-style-name="P3" draw:layer="layout" svg:width="3.302cm" svg:height="1.199cm" svg:x="3.159cm" svg:y="5.643cm">
          <draw:text-box>
            <text:p><text:span text:style-name="T2">Recibidos 512 canales</text:span></text:p>
          </draw:text-box>
        </draw:frame>
        <draw:rect draw:style-name="gr2" draw:text-style-name="P2" xml:id="id6" draw:id="id6" draw:layer="layout" svg:width="2.794cm" svg:height="1.651cm" svg:x="1.887cm" svg:y="7.808cm">
          <text:p text:style-name="P1"><text:span text:style-name="T1">Descarte </text:span></text:p>
          <text:p text:style-name="P1"><text:span text:style-name="T1">datos</text:span></text:p>
        </draw:rect>
        <draw:connector draw:style-name="gr3" draw:text-style-name="P1" draw:layer="layout" svg:x1="8.787cm" svg:y1="8.632cm" svg:x2="4.681cm" svg:y2="8.633cm" draw:start-shape="id4" draw:start-glue-point="3" draw:end-shape="id6" draw:end-glue-point="1" svg:d="M8787 8632h-2053v1h-2053">
          <text:p/>
        </draw:connector>
        <draw:connector draw:style-name="gr3" draw:text-style-name="P1" draw:layer="layout" svg:x1="3.284cm" svg:y1="7.808cm" svg:x2="3.286cm" svg:y2="4.556cm" draw:start-shape="id6" draw:start-glue-point="0" draw:end-shape="id2" svg:d="M3284 7808v-1626h2v-1626">
          <text:p/>
        </draw:connector>
        <draw:frame draw:style-name="gr5" draw:text-style-name="P3" draw:layer="layout" svg:width="3.556cm" svg:height="1.199cm" svg:x="5.318cm" svg:y="7.548cm">
          <draw:text-box>
            <text:p><text:span text:style-name="T2">Recibidos 2 cana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9-09T15:42:51.74</dc:date>
    <dc:creator>ian </dc:creator>
    <meta:editing-duration>PT9H43M1S</meta:editing-duration>
    <meta:editing-cycles>107</meta:editing-cycles>
    <meta:generator>OpenOffice/4.1.3$Win32 OpenOffice.org_project/413m1$Build-9783</meta:generator>
    <meta:document-statistic meta:object-count="22"/>
  </office:meta>
</office:document-meta>
</file>